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3.3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text:p>80-C317C222K1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2:33.830904974</meta:creation-date>
    <dc:date>2023-10-26T12:27:00.488885826</dc:date>
    <meta:editing-duration>P10DT6H48M19S</meta:editing-duration>
    <meta:editing-cycles>33</meta:editing-cycles>
    <meta:generator>LibreOffice/7.3.7.2$Linux_X86_64 LibreOffice_project/30$Build-2</meta:generator>
    <meta:document-statistic meta:table-count="1" meta:cell-count="518" meta:object-count="0"/>
  </office:meta>
</office:document-meta>
</file>